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984d1" officeooo:paragraph-rsid="000984d1" style:font-size-asian="14pt" style:font-weight-asian="bold" style:font-size-complex="14pt" style:font-weight-complex="bold"/>
    </style:style>
    <style:style style:name="P2" style:family="paragraph" style:parent-style-name="Footer">
      <style:text-properties officeooo:rsid="000aee2c" officeooo:paragraph-rsid="000aee2c"/>
    </style:style>
    <style:style style:name="P3" style:family="paragraph" style:parent-style-name="Standard" style:list-style-name="L1">
      <style:paragraph-properties fo:margin-left="1.251cm" fo:margin-right="0cm" fo:text-indent="-0.635cm" style:auto-text-indent="false"/>
      <style:text-properties officeooo:rsid="000984d1" officeooo:paragraph-rsid="000984d1"/>
    </style:style>
    <style:style style:name="P4" style:family="paragraph" style:parent-style-name="Standard" style:list-style-name="L1">
      <style:paragraph-properties fo:margin-left="1.251cm" fo:margin-right="0cm" fo:text-indent="-0.635cm" style:auto-text-indent="false"/>
      <style:text-properties officeooo:rsid="000a63ea" officeooo:paragraph-rsid="000a63ea"/>
    </style:style>
    <style:style style:name="P5" style:family="paragraph" style:parent-style-name="Standard" style:list-style-name="L1">
      <style:paragraph-properties fo:margin-left="2.501cm" fo:margin-right="0cm" fo:text-indent="-0.635cm" style:auto-text-indent="false"/>
      <style:text-properties officeooo:rsid="000984d1" officeooo:paragraph-rsid="000984d1"/>
    </style:style>
    <style:style style:name="P6" style:family="paragraph" style:parent-style-name="Standard" style:list-style-name="L1">
      <style:paragraph-properties fo:margin-left="2.501cm" fo:margin-right="0cm" fo:text-indent="-0.635cm" style:auto-text-indent="false"/>
      <style:text-properties officeooo:rsid="000a63ea" officeooo:paragraph-rsid="000a63ea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officeooo:rsid="000a63ea" officeooo:paragraph-rsid="000b2f12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officeooo:rsid="000984d1" officeooo:paragraph-rsid="000984d1"/>
    </style:style>
    <style:style style:name="P9" style:family="paragraph" style:parent-style-name="Standard" style:list-style-name="L1">
      <style:paragraph-properties fo:margin-left="3.752cm" fo:margin-right="0cm" fo:text-indent="-0.635cm" style:auto-text-indent="false"/>
      <style:text-properties officeooo:rsid="000a63ea" officeooo:paragraph-rsid="000a63ea"/>
    </style:style>
    <style:style style:name="P10" style:family="paragraph" style:parent-style-name="Standard" style:list-style-name="L1">
      <style:paragraph-properties fo:margin-left="5.002cm" fo:margin-right="0cm" fo:text-indent="-0.635cm" style:auto-text-indent="false"/>
      <style:text-properties officeooo:rsid="000984d1" officeooo:paragraph-rsid="000984d1"/>
    </style:style>
    <style:style style:name="P11" style:family="paragraph" style:parent-style-name="Standard" style:list-style-name="L1">
      <style:paragraph-properties fo:margin-left="5.002cm" fo:margin-right="0cm" fo:text-indent="-0.635cm" style:auto-text-indent="false"/>
      <style:text-properties officeooo:rsid="000984d1" officeooo:paragraph-rsid="000b2f12"/>
    </style:style>
    <style:style style:name="P12" style:family="paragraph" style:parent-style-name="Standard" style:list-style-name="L1">
      <style:paragraph-properties fo:margin-left="5.002cm" fo:margin-right="0cm" fo:text-indent="-0.635cm" style:auto-text-indent="false"/>
      <style:text-properties officeooo:rsid="000a63ea" officeooo:paragraph-rsid="000a63ea"/>
    </style:style>
    <style:style style:name="T1" style:family="text">
      <style:text-properties officeooo:rsid="000b2f12"/>
    </style:style>
    <style:style style:name="T2" style:family="text">
      <style:text-properties fo:font-weight="bold" officeooo:rsid="000b2f1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97659" text:style-name="L1">
        <text:list-item>
          <text:p text:style-name="P3">Dessin du guide sous librecad</text:p>
        </text:list-item>
        <text:list-item>
          <text:p text:style-name="P3">Modification des pièces sous Openscad :</text:p>
        </text:list-item>
        <text:list-item>
          <text:p text:style-name="P5">Jupe <text:span text:style-name="T1">(version jupe_a.csad)Ï</text:span>: <text:span text:style-name="T1">OK (sauf inscription USB)</text:span></text:p>
        </text:list-item>
        <text:list-item>
          <text:p text:style-name="P8">ajouter entretoise : <text:span text:style-name="T1">OK</text:span></text:p>
        </text:list-item>
        <text:list-item>
          <text:p text:style-name="P8">augmenter hj de 1,6 mm : <text:span text:style-name="T1">la valeur n'est pas changé</text:span></text:p>
        </text:list-item>
        <text:list-item>
          <text:p text:style-name="P11"><text:span text:style-name="T2">hj=0.975</text:span><text:span text:style-name="T1"> (version jupe.scad)</text:span></text:p>
        </text:list-item>
        <text:list-item>
          <text:p text:style-name="P11"><text:span text:style-name="T1">hj=0.9634 (nouvelle valeur)</text:span></text:p>
        </text:list-item>
        <text:list-item>
          <text:p text:style-name="P8">ajouter l'inscription USB : <text:span text:style-name="T1">attente nouvelle version Openscad (2015.03).</text:span></text:p>
        </text:list-item>
        <text:list-item>
          <text:p text:style-name="P5">Top <text:span text:style-name="T1">(version top_a.scad) </text:span>:</text:p>
        </text:list-item>
        <text:list-item>
          <text:p text:style-name="P9">ajuster les dimensions satisfaire la fonction de milieu de table</text:p>
        </text:list-item>
        <text:list-item>
          <text:p text:style-name="P10">diminuer hauteur du cylindre V</text:p>
        </text:list-item>
        <text:list-item>
          <text:p text:style-name="P12">augmenter le rayon du tore</text:p>
        </text:list-item>
        <text:list-item>
          <text:p text:style-name="P12">vérifier la cohérence des nouvelles dimensions.</text:p>
        </text:list-item>
        <text:list-item>
          <text:p text:style-name="P7">Logo <text:span text:style-name="T1">(version logo_a.scad) </text:span>:</text:p>
        </text:list-item>
        <text:list-item>
          <text:p text:style-name="P9">diminuer la hauteur des plots</text:p>
        </text:list-item>
        <text:list-item>
          <text:p text:style-name="P6">Effectuer un nouvel assemblage</text:p>
        </text:list-item>
        <text:list-item>
          <text:p text:style-name="P4">approvisionnements complémentaires :</text:p>
        </text:list-item>
        <text:list-item>
          <text:p text:style-name="P6">entretoise</text:p>
        </text:list-item>
        <text:list-item>
          <text:p text:style-name="P6">vernis : Farnell 958372 – ELECTROLUBE MR8008 – Vernis isolant 250ml – 10,39€ <text:s/>vérifier le mode d'application : spray or dip (plonger dan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984d1" officeooo:paragraph-rsid="000984d1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aee2c" officeooo:paragraph-rsid="000aee2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iste des tâches</text:p>
      </style:header>
      <style:footer>
        <text:p text:style-name="MP2">Nom du fichier : <text:file-name text:display="full">D:\SCAO\Ping\openscad\Améliorations\Liste de tache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8:07:55.648853884</meta:creation-date>
    <dc:date>2015-05-27T12:14:29.37</dc:date>
    <meta:editing-duration>PT10M50S</meta:editing-duration>
    <meta:editing-cycles>3</meta:editing-cycles>
    <meta:generator>LibreOffice/3.6$Windows_x86 LibreOffice_project/da8c1e6-fd468f4-454e206-f42a4a9-143cfd</meta:generator>
    <meta:print-date>2015-05-13T18:45:32.872081365</meta:print-date>
    <meta:document-statistic meta:table-count="0" meta:image-count="0" meta:object-count="0" meta:page-count="1" meta:paragraph-count="21" meta:word-count="147" meta:character-count="895" meta:non-whitespace-character-count="787"/>
  </office:meta>
</office:document-meta>
</file>